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1" svg:font-family="NimbusRoman"/>
    <style:font-face style:name="OpenSymbol" svg:font-family="OpenSymbol"/>
    <style:font-face style:name="Times New Roman1" svg:font-family="'Times New Roman'"/>
    <style:font-face style:name="TimesNewRoman1" svg:font-family="TimesNewRoman"/>
    <style:font-face style:name="Liberation Sans1" svg:font-family="'Liberation Sans'" style:font-pitch="variable"/>
    <style:font-face style:name="Lohit Devanagari1" svg:font-family="'Lohit Devanagari'" style:font-pitch="variable"/>
    <style:font-face style:name="NimbusRoman" svg:font-family="NimbusRoman" style:font-pitch="variable"/>
    <style:font-face style:name="OpenSymbol1" svg:font-family="OpenSymbol" style:font-pitch="variable"/>
    <style:font-face style:name="Times New Roman2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00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0.9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8.8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29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54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4.84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46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6.63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2.9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3.22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7cm" svg:stroke-color="#ff8c00" draw:stroke-linejoin="round" svg:stroke-linecap="square" draw:fill="none" fo:padding-top="0.035cm" fo:padding-bottom="0.035cm" fo:padding-left="0.035cm" fo:padding-right="0.035cm"/>
    </style:style>
    <style:style style:name="gr18" style:family="graphic" style:parent-style-name="standard">
      <style:graphic-properties draw:stroke="dash" draw:stroke-dash="stroke-dash34" svg:stroke-width="0.035cm" svg:stroke-color="#006400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3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dash" draw:stroke-dash="stroke-dash34" svg:stroke-width="0.035cm" svg:stroke-color="#8b0000" draw:stroke-linejoin="round" svg:stroke-linecap="butt" draw:fill="none" fo:padding-top="0.017cm" fo:padding-bottom="0.017cm" fo:padding-left="0.017cm" fo:padding-right="0.017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75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dash" draw:stroke-dash="stroke-dash34" svg:stroke-width="0.035cm" svg:stroke-color="#0000ff" draw:stroke-linejoin="round" svg:stroke-linecap="butt" draw:fill="none" fo:padding-top="0.017cm" fo:padding-bottom="0.017cm" fo:padding-left="0.017cm" fo:padding-right="0.017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30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83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39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19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73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36cm" fo:min-width="0.73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4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2.9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1.58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2.62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6.80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.75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1.05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756cm" fo:min-width="1.75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695cm" fo:min-width="1.69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756cm" fo:min-width="0.79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1.0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349cm" fo:min-width="8.98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48cm" fo:min-width="0.987cm" fo:padding-top="0cm" fo:padding-bottom="0cm" fo:padding-left="0cm" fo:padding-right="0cm"/>
      <style:paragraph-properties style:writing-mode="lr-tb"/>
    </style:style>
    <style:style style:name="gr44" style:family="graphic" style:parent-style-name="objectwithoutfill">
      <style:graphic-properties draw:stroke="dash" draw:stroke-dash="Fine_20_Dotted" svg:stroke-width="0.106cm" svg:stroke-color="#000000" draw:marker-start-width="0.357cm" draw:marker-end-width="0.357cm" draw:fill="solid" draw:textarea-horizontal-align="center" draw:textarea-vertical-align="middle" fo:padding-top="0.051cm" fo:padding-bottom="0.051cm" fo:padding-left="0.051cm" fo:padding-right="0.051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3.515cm" fo:min-width="10.91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3.07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3.8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0.99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6.47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47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634cm" fo:padding-top="0cm" fo:padding-bottom="0cm" fo:padding-left="0cm" fo:padding-right="0cm"/>
      <style:paragraph-properties style:writing-mode="lr-tb"/>
    </style:style>
    <style:style style:name="gr52" style:family="graphic" style:parent-style-name="objectwithoutfill">
      <style:graphic-properties svg:stroke-width="0.064cm" svg:stroke-color="#000000" draw:marker-start-width="0.295cm" draw:marker-end-width="0.295cm" draw:fill="solid" draw:textarea-horizontal-align="center" draw:textarea-vertical-align="middle" fo:padding-top="0.031cm" fo:padding-bottom="0.031cm" fo:padding-left="0.031cm" fo:padding-right="0.031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45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64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4.8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2.026cm" fo:min-width="8.90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1.05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1.1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3.21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P5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6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7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8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0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1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P13" style:family="paragraph">
      <loext:graphic-properties draw:fill="none"/>
      <style:paragraph-properties fo:text-align="start" style:writing-mode="lr-tb"/>
      <style:text-properties fo:font-size="46pt" style:font-size-asian="46pt" style:font-size-complex="46pt"/>
    </style:style>
    <style:style style:name="P14" style:family="paragraph">
      <loext:graphic-properties draw:fill="none"/>
      <style:paragraph-properties fo:text-align="start" style:writing-mode="lr-tb"/>
      <style:text-properties fo:font-size="44pt" style:font-size-asian="44pt" style:font-size-complex="44pt"/>
    </style:style>
    <style:style style:name="P15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ize-complex="28.1000003814697pt"/>
    </style:style>
    <style:style style:name="P1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7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start" style:writing-mode="lr-tb"/>
      <style:text-properties style:text-position="33% 58%" style:font-name="Times New Roman" fo:font-size="12pt" fo:font-style="italic" style:font-size-asian="12pt" style:font-size-complex="12pt"/>
    </style:style>
    <style:style style:name="P19" style:family="paragraph">
      <loext:graphic-properties draw:fill="none"/>
      <style:paragraph-properties fo:text-align="start" style:writing-mode="lr-tb"/>
      <style:text-properties fo:font-size="12pt" fo:font-style="italic" style:font-size-asian="28pt" style:font-size-complex="28pt"/>
    </style:style>
    <style:style style:name="P20" style:family="paragraph">
      <loext:graphic-properties draw:fill="none"/>
      <style:paragraph-properties style:writing-mode="lr-tb"/>
      <style:text-properties fo:font-size="20.8999996185303pt" fo:font-style="italic" style:font-size-asian="20.8999996185303pt" style:font-style-asian="italic" style:font-size-complex="20.8999996185303pt" style:font-style-complex="italic"/>
    </style:style>
    <style:style style:name="P21" style:family="paragraph">
      <loext:graphic-properties draw:fill="none"/>
      <style:paragraph-properties style:writing-mode="lr-tb"/>
      <style:text-properties fo:font-size="12.5pt" style:font-size-asian="12.5pt" style:font-size-complex="12.5pt"/>
    </style:style>
    <style:style style:name="P22" style:family="paragraph">
      <loext:graphic-properties draw:fill="none"/>
      <style:paragraph-properties style:writing-mode="lr-tb"/>
      <style:text-properties fo:font-size="20.8999996185303pt" style:font-size-asian="20.8999996185303pt" style:font-size-complex="20.8999996185303pt"/>
    </style:style>
    <style:style style:name="P23" style:family="paragraph">
      <loext:graphic-properties draw:fill="none"/>
      <style:paragraph-properties style:writing-mode="lr-tb"/>
      <style:text-properties fo:font-size="20.8999996185303pt" fo:font-weight="bold" style:font-size-asian="20.8999996185303pt" style:font-weight-asian="bold" style:font-size-complex="20.8999996185303pt" style:font-weight-complex="bold"/>
    </style:style>
    <style:style style:name="P24" style:family="paragraph">
      <loext:graphic-properties draw:fill="none"/>
      <style:paragraph-properties fo:text-align="start" style:writing-mode="lr-tb"/>
      <style:text-properties fo:font-size="18pt" fo:font-style="italic" style:font-size-asian="12.5pt" style:font-size-complex="12.5pt"/>
    </style:style>
    <style:style style:name="P25" style:family="paragraph">
      <style:paragraph-properties fo:text-align="start" style:writing-mode="lr-tb"/>
      <style:text-properties fo:font-size="44pt" style:font-size-asian="44pt" style:font-size-complex="44pt"/>
    </style:style>
    <style:style style:name="P26" style:family="paragraph">
      <style:paragraph-properties fo:text-align="start" style:writing-mode="lr-tb"/>
      <style:text-properties fo:font-size="46pt" style:font-size-asian="46pt" style:font-size-complex="46pt"/>
    </style:style>
    <style:style style:name="P27" style:family="paragraph">
      <loext:graphic-properties draw:fill="none"/>
      <style:paragraph-properties style:writing-mode="lr-tb"/>
      <style:text-properties fo:font-size="29.8999996185303pt" style:font-size-asian="29.8999996185303pt" style:font-size-complex="29.8999996185303pt"/>
    </style:style>
    <style:style style:name="P28" style:family="paragraph">
      <style:paragraph-properties fo:text-align="start" style:writing-mode="lr-tb"/>
      <style:text-properties fo:font-size="46pt"/>
    </style:style>
    <style:style style:name="P29" style:family="paragraph">
      <loext:graphic-properties draw:fill="none"/>
      <style:paragraph-properties fo:text-align="start" style:writing-mode="lr-tb"/>
      <style:text-properties fo:font-size="46pt" style:font-size-asian="49.7999992370606pt" style:font-size-complex="49.7999992370606pt"/>
    </style:style>
    <style:style style:name="P30" style:family="paragraph">
      <style:paragraph-properties fo:text-align="start" style:writing-mode="lr-tb"/>
      <style:text-properties fo:font-style="italic"/>
    </style:style>
    <style:style style:name="P31" style:family="paragraph">
      <loext:graphic-properties draw:fill="none"/>
      <style:paragraph-properties fo:text-align="start" style:writing-mode="lr-tb"/>
      <style:text-properties fo:font-size="48pt" fo:font-style="italic" style:font-size-asian="48pt" style:font-size-complex="48pt"/>
    </style:style>
    <style:style style:name="P32" style:family="paragraph">
      <loext:graphic-properties draw:fill="none"/>
      <style:paragraph-properties fo:text-align="start" style:writing-mode="lr-tb"/>
      <style:text-properties fo:font-size="29.8999996185303pt" fo:font-style="italic" style:font-size-asian="29.8999996185303pt" style:font-size-complex="29.8999996185303pt"/>
    </style:style>
    <style:style style:name="P33" style:family="paragraph">
      <style:paragraph-properties fo:text-align="start" style:writing-mode="lr-tb"/>
      <style:text-properties fo:font-size="36pt" style:font-size-asian="36pt" style:font-size-complex="36pt"/>
    </style:style>
    <style:style style:name="P34" style:family="paragraph">
      <loext:graphic-properties draw:fill="none"/>
      <style:paragraph-properties fo:text-align="start" style:writing-mode="lr-tb"/>
      <style:text-properties fo:font-size="36pt" style:font-size-asian="36pt" style:font-size-complex="36pt"/>
    </style:style>
    <style:style style:name="P35" style:family="paragraph">
      <loext:graphic-properties draw:fill="none"/>
      <style:paragraph-properties fo:text-align="start" style:writing-mode="lr-tb"/>
      <style:text-properties fo:font-size="36pt" fo:font-style="italic" style:font-size-asian="36pt" style:font-style-asian="italic" style:font-size-complex="36pt" style:font-style-complex="italic"/>
    </style:style>
    <style:style style:name="P36" style:family="paragraph">
      <loext:graphic-properties draw:fill="solid"/>
      <style:paragraph-properties fo:text-align="center"/>
    </style:style>
    <style:style style:name="T1" style:family="text">
      <style:text-properties fo:color="#000000" style:font-name="TimesNewRoman1" fo:font-size="45pt" style:font-size-asian="45pt" style:font-name-complex="TimesNewRoman1" style:font-size-complex="45pt"/>
    </style:style>
    <style:style style:name="T2" style:family="text">
      <style:text-properties fo:color="#000000" style:font-name="TimesNewRoman1" fo:font-size="45pt" fo:font-style="italic" style:font-size-asian="45pt" style:font-style-asian="italic" style:font-name-complex="TimesNewRoman1" style:font-size-complex="45pt" style:font-style-complex="italic"/>
    </style:style>
    <style:style style:name="T3" style:family="text">
      <style:text-properties fo:color="#000000" style:font-name="TimesNewRoman1" fo:font-size="38pt" fo:font-style="italic" style:font-size-asian="38pt" style:font-style-asian="italic" style:font-name-complex="TimesNewRoman1" style:font-size-complex="38pt" style:font-style-complex="italic"/>
    </style:style>
    <style:style style:name="T4" style:family="text">
      <style:text-properties fo:color="#000000" style:font-name="TimesNewRoman1" fo:font-size="44pt" style:font-size-asian="44pt" style:font-name-complex="TimesNewRoman1" style:font-size-complex="44pt"/>
    </style:style>
    <style:style style:name="T5" style:family="text">
      <style:text-properties fo:color="#000000" style:font-name="TimesNewRoman1" fo:font-size="44pt" fo:font-style="italic" style:font-size-asian="44pt" style:font-style-asian="italic" style:font-name-complex="TimesNewRoman1" style:font-size-complex="44pt" style:font-style-complex="italic"/>
    </style:style>
    <style:style style:name="T6" style:family="text">
      <style:text-properties fo:color="#000000" style:font-name="TimesNewRoman1" fo:font-size="44pt" fo:font-weight="bold" style:font-size-asian="44pt" style:font-weight-asian="bold" style:font-name-complex="TimesNewRoman1" style:font-size-complex="44pt" style:font-weight-complex="bold"/>
    </style:style>
    <style:style style:name="T7" style:family="text">
      <style:text-properties fo:color="#000000" style:font-name="NimbusRoman1" fo:font-size="46.7999992370605pt" fo:font-style="normal" style:font-size-asian="46.7999992370605pt" style:font-style-asian="normal" style:font-name-complex="NimbusRoman1" style:font-size-complex="46.7999992370605pt" style:font-style-complex="normal"/>
    </style:style>
    <style:style style:name="T8" style:family="text">
      <style:text-properties fo:color="#000000" style:font-name="NimbusRoman1" fo:font-size="46.7999992370605pt" fo:font-style="italic" style:font-size-asian="46.7999992370605pt" style:font-style-asian="italic" style:font-name-complex="NimbusRoman1" style:font-size-complex="46.7999992370605pt" style:font-style-complex="italic"/>
    </style:style>
    <style:style style:name="T9" style:family="text">
      <style:text-properties fo:color="#000000" style:font-name="NimbusRoman1" fo:font-size="40pt" fo:font-style="italic" style:font-size-asian="40pt" style:font-style-asian="italic" style:font-name-complex="NimbusRoman1" style:font-size-complex="40pt" style:font-style-complex="italic"/>
    </style:style>
    <style:style style:name="T10" style:family="text">
      <style:text-properties fo:color="#000000" style:font-name="OpenSymbol" fo:font-size="46.7999992370605pt" style:font-size-asian="46.7999992370605pt" style:font-name-complex="OpenSymbol" style:font-size-complex="46.7999992370605pt"/>
    </style:style>
    <style:style style:name="T11" style:family="text">
      <style:text-properties fo:color="#000000" style:font-name="NimbusRoman1" fo:font-size="48pt" fo:font-weight="bold" style:font-size-asian="46.7999992370605pt" style:font-weight-asian="bold" style:font-name-complex="NimbusRoman1" style:font-size-complex="46.7999992370605pt" style:font-weight-complex="bold"/>
    </style:style>
    <style:style style:name="T12" style:family="text">
      <style:text-properties fo:color="#000000" style:font-name="NimbusRoman1" fo:font-size="46.7999992370605pt" fo:font-weight="bold" style:font-size-asian="46.7999992370605pt" style:font-name-complex="NimbusRoman1" style:font-size-complex="46.7999992370605pt"/>
    </style:style>
    <style:style style:name="T13" style:family="text">
      <style:text-properties fo:color="#000000" style:font-name="NimbusRoman1" fo:font-size="28.1000003814697pt" fo:font-style="italic" style:font-size-asian="28.1000003814697pt" style:font-style-asian="italic" style:font-name-complex="NimbusRoman1" style:font-size-complex="28.1000003814697pt" style:font-style-complex="italic"/>
    </style:style>
    <style:style style:name="T14" style:family="text">
      <style:text-properties fo:color="#000000" style:font-name="NimbusRoman1" fo:font-size="46.7999992370605pt" fo:font-weight="bold" style:font-size-asian="46.7999992370605pt" style:font-weight-asian="bold" style:font-name-complex="NimbusRoman1" style:font-size-complex="46.7999992370605pt" style:font-weight-complex="bold"/>
    </style:style>
    <style:style style:name="T15" style:family="text">
      <style:text-properties fo:color="#000000" style:font-name="NimbusRoman1" fo:font-size="28.1000003814697pt" fo:font-style="italic" style:font-size-asian="28.1000003814697pt" style:font-name-complex="NimbusRoman1" style:font-size-complex="28.1000003814697pt"/>
    </style:style>
    <style:style style:name="T16" style:family="text">
      <style:text-properties fo:color="#000000" style:font-name="TimesNewRoman1" fo:font-size="20pt" style:font-size-asian="20pt" style:font-name-complex="TimesNewRoman1" style:font-size-complex="20pt"/>
    </style:style>
    <style:style style:name="T17" style:family="text">
      <style:text-properties fo:color="#000000" style:font-name="TimesNewRoman1" fo:font-size="20pt" fo:font-weight="bold" style:font-size-asian="20pt" style:font-weight-asian="bold" style:font-name-complex="TimesNewRoman1" style:font-size-complex="20pt" style:font-weight-complex="bold"/>
    </style:style>
    <style:style style:name="T18" style:family="text">
      <style:text-properties fo:color="#000000" style:font-name="NimbusRoman1" fo:font-size="20pt" fo:font-weight="bold" style:font-size-asian="20pt" style:font-name-complex="NimbusRoman1" style:font-size-complex="20pt" style:font-weight-complex="bold"/>
    </style:style>
    <style:style style:name="T19" style:family="text">
      <style:text-properties fo:color="#000000" style:font-name="NimbusRoman1" fo:font-size="12pt" fo:font-style="italic" style:font-size-asian="12pt" style:font-name-complex="NimbusRoman1" style:font-size-complex="12pt"/>
    </style:style>
    <style:style style:name="T20" style:family="text">
      <style:text-properties fo:color="#000000" style:font-name="NimbusRoman1" fo:font-size="12pt" fo:font-style="italic" style:font-size-asian="28pt" style:font-name-complex="NimbusRoman1" style:font-size-complex="28pt"/>
    </style:style>
    <style:style style:name="T21" style:family="text">
      <style:text-properties fo:color="#000000" style:font-name="NimbusRoman1" fo:font-size="20.8999996185303pt" fo:font-style="italic" style:font-size-asian="20.8999996185303pt" style:font-style-asian="italic" style:font-name-complex="NimbusRoman1" style:font-size-complex="20.8999996185303pt" style:font-style-complex="italic"/>
    </style:style>
    <style:style style:name="T22" style:family="text">
      <style:text-properties fo:color="#000000" style:font-name="OpenSymbol" fo:font-size="12.5pt" style:font-size-asian="12.5pt" style:font-name-complex="OpenSymbol" style:font-size-complex="12.5pt"/>
    </style:style>
    <style:style style:name="T23" style:family="text">
      <style:text-properties fo:color="#000000" style:font-name="OpenSymbol" fo:font-size="20.8999996185303pt" style:font-size-asian="20.8999996185303pt" style:font-name-complex="OpenSymbol" style:font-size-complex="20.8999996185303pt"/>
    </style:style>
    <style:style style:name="T24" style:family="text">
      <style:text-properties fo:color="#000000" style:font-name="NimbusRoman1" fo:font-size="20.8999996185303pt" fo:font-weight="bold" style:font-size-asian="20.8999996185303pt" style:font-weight-asian="bold" style:font-name-complex="NimbusRoman1" style:font-size-complex="20.8999996185303pt" style:font-weight-complex="bold"/>
    </style:style>
    <style:style style:name="T25" style:family="text">
      <style:text-properties fo:color="#000000" style:font-name="NimbusRoman1" fo:font-size="18pt" fo:font-style="italic" style:font-size-asian="12.5pt" style:font-name-complex="NimbusRoman1" style:font-size-complex="12.5pt"/>
    </style:style>
    <style:style style:name="T26" style:family="text">
      <style:text-properties fo:color="#000000" style:font-name="Times New Roman1" fo:font-size="44pt" style:font-size-asian="44pt" style:font-name-complex="Times New Roman1" style:font-size-complex="44pt"/>
    </style:style>
    <style:style style:name="T27" style:family="text">
      <style:text-properties fo:color="#000000" style:font-name="Times New Roman1" fo:font-size="44pt" fo:font-weight="bold" style:font-size-asian="44pt" style:font-name-complex="Times New Roman1" style:font-size-complex="44pt" style:font-weight-complex="bold"/>
    </style:style>
    <style:style style:name="T28" style:family="text">
      <style:text-properties fo:color="#000000" style:font-name="NimbusRoman1" fo:font-size="46pt" style:font-size-asian="46pt" style:font-name-complex="NimbusRoman1" style:font-size-complex="46pt"/>
    </style:style>
    <style:style style:name="T29" style:family="text">
      <style:text-properties fo:color="#000000" style:font-name="OpenSymbol" fo:font-size="29.8999996185303pt" style:font-size-asian="29.8999996185303pt" style:font-name-complex="OpenSymbol" style:font-size-complex="29.8999996185303pt"/>
    </style:style>
    <style:style style:name="T30" style:family="text">
      <style:text-properties fo:color="#000000" style:font-name="OpenSymbol" style:font-size-asian="49.7999992370606pt" style:font-name-complex="OpenSymbol" style:font-size-complex="49.7999992370606pt"/>
    </style:style>
    <style:style style:name="T31" style:family="text">
      <style:text-properties fo:color="#000000" style:font-name="NimbusRoman1" fo:font-size="46pt" fo:font-weight="bold" style:font-size-asian="46pt" style:font-name-complex="NimbusRoman1" style:font-size-complex="46pt" style:font-weight-complex="bold"/>
    </style:style>
    <style:style style:name="T32" style:family="text">
      <style:text-properties fo:color="#000000" style:font-name="NimbusRoman1" fo:font-size="48pt" style:font-size-asian="48pt" style:font-name-complex="NimbusRoman1" style:font-size-complex="48pt"/>
    </style:style>
    <style:style style:name="T33" style:family="text">
      <style:text-properties fo:color="#000000" style:font-name="NimbusRoman1" fo:font-size="44pt" fo:font-weight="bold" style:font-size-asian="44pt" style:font-name-complex="NimbusRoman1" style:font-size-complex="44pt" style:font-weight-complex="bold"/>
    </style:style>
    <style:style style:name="T34" style:family="text">
      <style:text-properties fo:color="#000000" style:font-name="NimbusRoman1" fo:font-size="29.8999996185303pt" fo:font-style="italic" style:font-size-asian="29.8999996185303pt" style:font-name-complex="NimbusRoman1" style:font-size-complex="29.8999996185303pt"/>
    </style:style>
    <style:style style:name="T35" style:family="text">
      <style:text-properties fo:color="#000000" style:font-name="Times New Roman1" fo:font-size="36pt" style:font-size-asian="36pt" style:font-name-complex="Times New Roman1" style:font-size-complex="36pt"/>
    </style:style>
    <style:style style:name="T36" style:family="text">
      <style:text-properties fo:color="#000000" style:font-name="NimbusRoman1" fo:font-size="36pt" fo:font-style="italic" style:font-size-asian="36pt" style:font-style-asian="italic" style:font-name-complex="NimbusRoman1" style:font-size-complex="36pt" style:font-style-complex="italic"/>
    </style:style>
    <style:style style:name="T37" style:family="text">
      <style:text-properties fo:color="#000000" style:font-name="TimesNewRoman1" fo:font-size="45pt" fo:font-style="normal" style:text-underline-style="none" style:font-size-asian="45pt" style:font-style-asian="normal" style:font-name-complex="TimesNewRoman1" style:font-size-complex="45pt" style:font-style-complex="normal"/>
    </style:style>
    <style:style style:name="T38" style:family="text">
      <style:text-properties fo:color="#000000" style:font-name="TimesNewRoman1" fo:font-size="45pt" fo:font-style="normal" style:font-size-asian="45pt" style:font-style-asian="normal" style:font-name-complex="TimesNewRoman1" style:font-size-complex="45pt" style:font-style-complex="normal"/>
    </style:style>
    <style:style style:name="T39" style:family="text">
      <style:text-properties fo:color="#000000" style:font-name="TimesNewRoman1" fo:font-size="36pt" fo:font-style="normal" style:font-size-asian="36pt" style:font-style-asian="normal" style:font-name-complex="TimesNewRoman1" style:font-size-complex="36pt" style:font-style-complex="normal"/>
    </style:style>
    <style:style style:name="T40" style:family="text">
      <style:text-properties fo:color="#000000" style:font-name="TimesNewRoman1" fo:font-size="44pt" fo:font-style="normal" style:font-size-asian="44pt" style:font-style-asian="normal" style:font-name-complex="TimesNewRoman1" style:font-size-complex="44pt" style:font-style-complex="normal"/>
    </style:style>
    <style:style style:name="T41" style:family="text">
      <style:text-properties fo:color="#000000" style:font-name="NimbusRoman1" fo:font-size="44pt" fo:font-style="normal" style:font-size-asian="44pt" style:font-style-asian="normal" style:font-name-complex="NimbusRoman1" style:font-size-complex="44pt" style:font-style-complex="normal"/>
    </style:style>
    <style:style style:name="T42" style:family="text">
      <style:text-properties fo:color="#000000" style:font-name="NimbusRoman1" fo:font-size="40pt" fo:font-style="normal" style:font-size-asian="40pt" style:font-style-asian="normal" style:font-name-complex="NimbusRoman1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.123cm" svg:x="22.403cm" svg:y="20.054cm" svg:viewBox="0 0 0 124" draw:points="0,0 0,124">
          <text:p/>
        </draw:polygon>
        <draw:polygon draw:style-name="gr1" draw:text-style-name="P1" draw:layer="layout" svg:width="0cm" svg:height="0.123cm" svg:x="25.826cm" svg:y="20.054cm" svg:viewBox="0 0 0 124" draw:points="0,0 0,124">
          <text:p/>
        </draw:polygon>
        <draw:polygon draw:style-name="gr1" draw:text-style-name="P1" draw:layer="layout" svg:width="0.123cm" svg:height="0cm" svg:x="22.279cm" svg:y="17.921cm" svg:viewBox="0 0 124 0" draw:points="124,0 0,0">
          <text:p/>
        </draw:polygon>
        <draw:line draw:style-name="gr2" draw:text-style-name="P2" draw:layer="layout" svg:x1="22.603cm" svg:y1="17.921cm" svg:x2="22.479cm" svg:y2="17.921cm">
          <text:p/>
        </draw:line>
        <draw:polygon draw:style-name="gr1" draw:text-style-name="P1" draw:layer="layout" svg:width="0.123cm" svg:height="0cm" svg:x="22.279cm" svg:y="14.587cm" svg:viewBox="0 0 124 0" draw:points="124,0 0,0">
          <text:p/>
        </draw:polygon>
        <draw:line draw:style-name="gr2" draw:text-style-name="P2" draw:layer="layout" svg:x1="22.603cm" svg:y1="14.587cm" svg:x2="22.479cm" svg:y2="14.587cm">
          <text:p/>
        </draw:line>
        <draw:frame draw:style-name="gr3" draw:text-style-name="P4" draw:layer="layout" svg:width="7.008cm" svg:height="1.758cm" svg:x="12.535cm" svg:y="17.058cm">
          <draw:text-box>
            <text:p text:style-name="P3"><text:span text:style-name="T1">(e) </text:span><text:span text:style-name="T2">Identity</text:span></text:p>
          </draw:text-box>
        </draw:frame>
        <draw:polygon draw:style-name="gr1" draw:text-style-name="P1" draw:layer="layout" svg:width="0.123cm" svg:height="0cm" svg:x="22.279cm" svg:y="11.253cm" svg:viewBox="0 0 124 0" draw:points="124,0 0,0">
          <text:p/>
        </draw:polygon>
        <draw:line draw:style-name="gr2" draw:text-style-name="P2" draw:layer="layout" svg:x1="22.603cm" svg:y1="11.253cm" svg:x2="22.479cm" svg:y2="11.253cm">
          <text:p/>
        </draw:line>
        <draw:frame draw:style-name="gr4" draw:text-style-name="P4" draw:layer="layout" svg:width="10.92cm" svg:height="1.758cm" svg:x="8.684cm" svg:y="13.724cm">
          <draw:text-box>
            <text:p text:style-name="P3"><text:span text:style-name="T1">(d) </text:span><text:span text:style-name="T2">T</text:span><text:span text:style-name="T3">RANSL</text:span><text:span text:style-name="T3">ATION</text:span></text:p>
          </draw:text-box>
        </draw:frame>
        <draw:polygon draw:style-name="gr1" draw:text-style-name="P1" draw:layer="layout" svg:width="0.123cm" svg:height="0cm" svg:x="22.279cm" svg:y="7.92cm" svg:viewBox="0 0 124 0" draw:points="124,0 0,0">
          <text:p/>
        </draw:polygon>
        <draw:line draw:style-name="gr2" draw:text-style-name="P2" draw:layer="layout" svg:x1="22.603cm" svg:y1="7.92cm" svg:x2="22.479cm" svg:y2="7.92cm">
          <text:p/>
        </draw:line>
        <draw:frame draw:style-name="gr5" draw:text-style-name="P5" draw:layer="layout" svg:width="18.805cm" svg:height="1.72cm" svg:x="2.963cm" svg:y="10.491cm">
          <draw:text-box>
            <text:p text:style-name="P3"><text:span text:style-name="T4">(c) </text:span><text:span text:style-name="T5">LinearRegression</text:span><text:span text:style-name="T4">(</text:span><text:span text:style-name="T6">s</text:span><text:span text:style-name="T4">), </text:span><text:span text:style-name="T5">n </text:span><text:span text:style-name="T4">= 8</text:span></text:p>
          </draw:text-box>
        </draw:frame>
        <draw:polygon draw:style-name="gr1" draw:text-style-name="P1" draw:layer="layout" svg:width="0.123cm" svg:height="0cm" svg:x="22.279cm" svg:y="4.586cm" svg:viewBox="0 0 124 0" draw:points="124,0 0,0">
          <text:p/>
        </draw:polygon>
        <draw:line draw:style-name="gr2" draw:text-style-name="P2" draw:layer="layout" svg:x1="22.603cm" svg:y1="4.586cm" svg:x2="22.479cm" svg:y2="4.586cm">
          <text:p/>
        </draw:line>
        <draw:frame draw:style-name="gr6" draw:text-style-name="P6" draw:layer="layout" svg:width="5.295cm" svg:height="1.652cm" svg:x="14.695cm" svg:y="4.028cm">
          <draw:text-box>
            <text:p text:style-name="P3"><text:span text:style-name="T7">(a)</text:span><text:span text:style-name="T8"> L</text:span><text:span text:style-name="T9">RE</text:span></text:p>
          </draw:text-box>
        </draw:frame>
        <draw:frame draw:style-name="gr7" draw:text-style-name="P7" draw:layer="layout" svg:width="1.65cm" svg:height="1.65cm" svg:x="20.006cm" svg:y="4.012cm">
          <draw:text-box>
            <text:p text:style-name="P3"><text:span text:style-name="T10">(</text:span></text:p>
          </draw:text-box>
        </draw:frame>
        <draw:frame draw:style-name="gr8" draw:text-style-name="P8" draw:layer="layout" svg:width="1.65cm" svg:height="1.694cm" svg:x="20.687cm" svg:y="3.928cm">
          <draw:text-box>
            <text:p text:style-name="P3"><text:span text:style-name="T11">s</text:span></text:p>
          </draw:text-box>
        </draw:frame>
        <draw:frame draw:style-name="gr7" draw:text-style-name="P7" draw:layer="layout" svg:width="1.65cm" svg:height="1.65cm" svg:x="21.442cm" svg:y="4.012cm">
          <draw:text-box>
            <text:p text:style-name="P3"><text:span text:style-name="T10">)</text:span></text:p>
          </draw:text-box>
        </draw:frame>
        <draw:frame draw:style-name="gr9" draw:text-style-name="P6" draw:layer="layout" svg:width="5.549cm" svg:height="1.652cm" svg:x="14.287cm" svg:y="7.341cm">
          <draw:text-box>
            <text:p text:style-name="P3"><text:span text:style-name="T7">(b) </text:span><text:span text:style-name="T8">L</text:span><text:span text:style-name="T9">RE</text:span></text:p>
          </draw:text-box>
        </draw:frame>
        <draw:frame draw:style-name="gr7" draw:text-style-name="P7" draw:layer="layout" svg:width="1.65cm" svg:height="1.65cm" svg:x="19.655cm" svg:y="7.325cm">
          <draw:text-box>
            <text:p text:style-name="P3"><text:span text:style-name="T10">(</text:span></text:p>
          </draw:text-box>
        </draw:frame>
        <draw:frame draw:style-name="gr10" draw:text-style-name="P9" draw:layer="layout" svg:width="1.65cm" svg:height="1.652cm" svg:x="20.315cm" svg:y="7.341cm">
          <draw:text-box>
            <text:p text:style-name="P3"><text:span text:style-name="T12">e</text:span></text:p>
          </draw:text-box>
        </draw:frame>
        <draw:frame draw:style-name="gr11" draw:text-style-name="P10" draw:layer="layout" svg:width="0.99cm" svg:height="0.992cm" svg:x="21.112cm" svg:y="8.159cm">
          <draw:text-box>
            <text:p text:style-name="P3"><text:span text:style-name="T13">s</text:span></text:p>
          </draw:text-box>
        </draw:frame>
        <draw:frame draw:style-name="gr7" draw:text-style-name="P7" draw:layer="layout" svg:width="1.65cm" svg:height="1.65cm" svg:x="21.42cm" svg:y="7.251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19.831cm" svg:y="14.012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20.512cm" svg:y="13.928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21.167cm" svg:y="14.012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19.731cm" svg:y="17.312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20.412cm" svg:y="17.228cm">
          <draw:text-box>
            <text:p text:style-name="P3"><text:span text:style-name="T14">s</text:span></text:p>
          </draw:text-box>
        </draw:frame>
        <draw:polygon draw:style-name="gr1" draw:text-style-name="P1" draw:layer="layout" svg:width="0cm" svg:height="0.123cm" svg:x="45.304cm" svg:y="19.913cm" svg:viewBox="0 0 0 124" draw:points="0,0 0,124">
          <text:p/>
        </draw:polygon>
        <draw:polygon draw:style-name="gr1" draw:text-style-name="P1" draw:layer="layout" svg:width="0cm" svg:height="0.123cm" svg:x="48.727cm" svg:y="19.913cm" svg:viewBox="0 0 0 124" draw:points="0,0 0,124">
          <text:p/>
        </draw:polygon>
        <draw:polygon draw:style-name="gr1" draw:text-style-name="P1" draw:layer="layout" svg:width="0.123cm" svg:height="0cm" svg:x="45.18cm" svg:y="17.78cm" svg:viewBox="0 0 124 0" draw:points="124,0 0,0">
          <text:p/>
        </draw:polygon>
        <draw:line draw:style-name="gr2" draw:text-style-name="P2" draw:layer="layout" svg:x1="45.304cm" svg:y1="17.78cm" svg:x2="45.18cm" svg:y2="17.78cm">
          <text:p/>
        </draw:line>
        <draw:polygon draw:style-name="gr1" draw:text-style-name="P1" draw:layer="layout" svg:width="0.123cm" svg:height="0cm" svg:x="45.18cm" svg:y="14.446cm" svg:viewBox="0 0 124 0" draw:points="124,0 0,0">
          <text:p/>
        </draw:polygon>
        <draw:line draw:style-name="gr2" draw:text-style-name="P2" draw:layer="layout" svg:x1="45.304cm" svg:y1="14.446cm" svg:x2="45.18cm" svg:y2="14.446cm">
          <text:p/>
        </draw:line>
        <draw:frame draw:style-name="gr12" draw:text-style-name="P13" draw:layer="layout" svg:width="4.849cm" svg:height="1.758cm" svg:x="37.698cm" svg:y="16.917cm">
          <draw:text-box>
            <text:p text:style-name="P3"><text:span text:style-name="T2">Identity</text:span></text:p>
          </draw:text-box>
        </draw:frame>
        <draw:polygon draw:style-name="gr1" draw:text-style-name="P1" draw:layer="layout" svg:width="0.123cm" svg:height="0cm" svg:x="45.18cm" svg:y="11.112cm" svg:viewBox="0 0 124 0" draw:points="124,0 0,0">
          <text:p/>
        </draw:polygon>
        <draw:line draw:style-name="gr2" draw:text-style-name="P2" draw:layer="layout" svg:x1="45.304cm" svg:y1="11.112cm" svg:x2="45.18cm" svg:y2="11.112cm">
          <text:p/>
        </draw:line>
        <draw:frame draw:style-name="gr13" draw:text-style-name="P13" draw:layer="layout" svg:width="7.461cm" svg:height="1.758cm" svg:x="35.285cm" svg:y="13.583cm">
          <draw:text-box>
            <text:p text:style-name="P3"><text:span text:style-name="T2">Translation</text:span></text:p>
          </draw:text-box>
        </draw:frame>
        <draw:polygon draw:style-name="gr1" draw:text-style-name="P1" draw:layer="layout" svg:width="0.123cm" svg:height="0cm" svg:x="45.18cm" svg:y="7.779cm" svg:viewBox="0 0 124 0" draw:points="124,0 0,0">
          <text:p/>
        </draw:polygon>
        <draw:line draw:style-name="gr2" draw:text-style-name="P2" draw:layer="layout" svg:x1="45.304cm" svg:y1="7.779cm" svg:x2="45.18cm" svg:y2="7.779cm">
          <text:p/>
        </draw:line>
        <draw:frame draw:style-name="gr14" draw:text-style-name="P14" draw:layer="layout" svg:width="16.633cm" svg:height="1.72cm" svg:x="28.046cm" svg:y="10.35cm">
          <draw:text-box>
            <text:p text:style-name="P3"><text:span text:style-name="T5">LinearRegression</text:span><text:span text:style-name="T4">(</text:span><text:span text:style-name="T6">s</text:span><text:span text:style-name="T4">), </text:span><text:span text:style-name="T5">n </text:span><text:span text:style-name="T4">= 8</text:span></text:p>
          </draw:text-box>
        </draw:frame>
        <draw:polygon draw:style-name="gr1" draw:text-style-name="P1" draw:layer="layout" svg:width="0.123cm" svg:height="0cm" svg:x="45.18cm" svg:y="4.445cm" svg:viewBox="0 0 124 0" draw:points="124,0 0,0">
          <text:p/>
        </draw:polygon>
        <draw:line draw:style-name="gr2" draw:text-style-name="P2" draw:layer="layout" svg:x1="45.304cm" svg:y1="4.445cm" svg:x2="45.18cm" svg:y2="4.445cm">
          <text:p/>
        </draw:line>
        <draw:frame draw:style-name="gr15" draw:text-style-name="P6" draw:layer="layout" svg:width="2.97cm" svg:height="1.652cm" svg:x="39.73cm" svg:y="3.887cm">
          <draw:text-box>
            <text:p text:style-name="P3"><text:span text:style-name="T8">LRE</text:span></text:p>
          </draw:text-box>
        </draw:frame>
        <draw:frame draw:style-name="gr7" draw:text-style-name="P7" draw:layer="layout" svg:width="1.65cm" svg:height="1.65cm" svg:x="42.907cm" svg:y="3.871cm">
          <draw:text-box>
            <text:p text:style-name="P3"><text:span text:style-name="T10">(</text:span></text:p>
          </draw:text-box>
        </draw:frame>
        <draw:frame draw:style-name="gr8" draw:text-style-name="P8" draw:layer="layout" svg:width="1.65cm" svg:height="1.694cm" svg:x="43.588cm" svg:y="3.887cm">
          <draw:text-box>
            <text:p text:style-name="P3"><text:span text:style-name="T11">s</text:span></text:p>
          </draw:text-box>
        </draw:frame>
        <draw:frame draw:style-name="gr7" draw:text-style-name="P7" draw:layer="layout" svg:width="1.65cm" svg:height="1.65cm" svg:x="44.343cm" svg:y="3.871cm">
          <draw:text-box>
            <text:p text:style-name="P3"><text:span text:style-name="T10">)</text:span></text:p>
          </draw:text-box>
        </draw:frame>
        <draw:frame draw:style-name="gr16" draw:text-style-name="P6" draw:layer="layout" svg:width="3.224cm" svg:height="1.652cm" svg:x="39.349cm" svg:y="7.2cm">
          <draw:text-box>
            <text:p text:style-name="P3"><text:span text:style-name="T8">LRE</text:span></text:p>
          </draw:text-box>
        </draw:frame>
        <draw:frame draw:style-name="gr7" draw:text-style-name="P7" draw:layer="layout" svg:width="1.65cm" svg:height="1.65cm" svg:x="42.556cm" svg:y="7.184cm">
          <draw:text-box>
            <text:p text:style-name="P3"><text:span text:style-name="T10">(</text:span></text:p>
          </draw:text-box>
        </draw:frame>
        <draw:frame draw:style-name="gr10" draw:text-style-name="P9" draw:layer="layout" svg:width="1.65cm" svg:height="1.652cm" svg:x="43.216cm" svg:y="7.2cm">
          <draw:text-box>
            <text:p text:style-name="P3"><text:span text:style-name="T12">e</text:span></text:p>
          </draw:text-box>
        </draw:frame>
        <draw:frame draw:style-name="gr11" draw:text-style-name="P15" draw:layer="layout" svg:width="0.99cm" svg:height="0.992cm" svg:x="44.013cm" svg:y="8.018cm">
          <draw:text-box>
            <text:p text:style-name="P3"><text:span text:style-name="T15">s</text:span></text:p>
          </draw:text-box>
        </draw:frame>
        <draw:frame draw:style-name="gr7" draw:text-style-name="P7" draw:layer="layout" svg:width="1.65cm" svg:height="1.65cm" svg:x="44.307cm" svg:y="7.096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42.732cm" svg:y="13.871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43.413cm" svg:y="13.787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44.268cm" svg:y="13.871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42.632cm" svg:y="17.171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43.313cm" svg:y="17.187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44.168cm" svg:y="17.13cm">
          <draw:text-box>
            <text:p text:style-name="P3"><text:span text:style-name="T10">)</text:span></text:p>
          </draw:text-box>
        </draw:frame>
        <draw:frame draw:style-name="gr7" draw:text-style-name="P12" draw:layer="layout" svg:width="1.65cm" svg:height="1.65cm" svg:x="21.068cm" svg:y="17.23cm">
          <draw:text-box>
            <text:p text:style-name="P3"><text:span text:style-name="T10">)</text:span></text:p>
          </draw:text-box>
        </draw:frame>
        <draw:polyline draw:style-name="gr17" draw:text-style-name="P2" draw:layer="layout" svg:width="1.41cm" svg:height="0cm" svg:x="5.533cm" svg:y="43.824cm" svg:viewBox="0 0 1411 0" draw:points="0,0 706,0 1411,0">
          <text:p/>
        </draw:polyline>
        <draw:polyline draw:style-name="gr18" draw:text-style-name="P2" draw:layer="layout" svg:width="1.41cm" svg:height="0cm" svg:x="13.696cm" svg:y="43.824cm" svg:viewBox="0 0 1411 0" draw:points="0,0 705,0 1411,0">
          <text:p/>
        </draw:polyline>
        <draw:frame draw:style-name="gr19" draw:text-style-name="P16" draw:layer="layout" svg:width="2.131cm" svg:height="0.784cm" svg:x="7.509cm" svg:y="43.442cm">
          <draw:text-box>
            <text:p text:style-name="P3"><text:span text:style-name="T16">Adding</text:span></text:p>
          </draw:text-box>
        </draw:frame>
        <draw:path draw:style-name="gr1" draw:text-style-name="P1" draw:layer="layout" svg:width="0.091cm" svg:height="0.201cm" svg:x="20.461cm" svg:y="43.593cm" svg:viewBox="0 0 92 202" svg:d="M0 202l10-102c3-29 6-49 9-59 5-14 10-24 19-30 8-8 17-11 27-11 7 0 14 3 20 8 5 4 7 10 7 17 0 6-1 12-3 18-3 9-12 28-26 57l-48 102z">
          <text:p/>
        </draw:path>
        <draw:polyline draw:style-name="gr20" draw:text-style-name="P2" draw:layer="layout" svg:width="1.41cm" svg:height="0cm" svg:x="21.679cm" svg:y="43.824cm" svg:viewBox="0 0 1411 0" draw:points="0,0 706,0 1411,0">
          <text:p/>
        </draw:polyline>
        <draw:frame draw:style-name="gr21" draw:text-style-name="P16" draw:layer="layout" svg:width="4.756cm" svg:height="0.784cm" svg:x="15.672cm" svg:y="43.442cm">
          <draw:text-box>
            <text:p text:style-name="P3"><text:span text:style-name="T16">Replacing with </text:span><text:span text:style-name="T17">s</text:span></text:p>
          </draw:text-box>
        </draw:frame>
        <draw:polyline draw:style-name="gr22" draw:text-style-name="P2" draw:layer="layout" svg:width="1.41cm" svg:height="0cm" svg:x="29.847cm" svg:y="43.824cm" svg:viewBox="0 0 1411 0" draw:points="0,0 706,0 1411,0">
          <text:p/>
        </draw:polyline>
        <draw:frame draw:style-name="gr23" draw:text-style-name="P16" draw:layer="layout" svg:width="4.303cm" svg:height="0.784cm" svg:x="23.655cm" svg:y="43.442cm">
          <draw:text-box>
            <text:p text:style-name="P3"><text:span text:style-name="T16">Replacing with</text:span></text:p>
          </draw:text-box>
        </draw:frame>
        <draw:path draw:style-name="gr1" draw:text-style-name="P1" draw:layer="layout" svg:width="0.092cm" svg:height="0.201cm" svg:x="36.69cm" svg:y="43.593cm" svg:viewBox="0 0 93 202" svg:d="M0 202l11-102c3-29 6-49 9-59 5-14 11-24 20-30 7-8 17-11 26-11 8 0 15 3 19 8 5 4 8 10 8 17 0 6-1 12-3 18-3 9-12 28-26 57l-49 102z">
          <text:p/>
        </draw:path>
        <draw:frame draw:style-name="gr24" draw:text-style-name="P16" draw:layer="layout" svg:width="4.837cm" svg:height="0.784cm" svg:x="31.823cm" svg:y="43.442cm">
          <draw:text-box>
            <text:p text:style-name="P3"><text:span text:style-name="T16">Replacing with </text:span><text:span text:style-name="T17">o</text:span></text:p>
          </draw:text-box>
        </draw:frame>
        <draw:frame draw:style-name="gr25" draw:text-style-name="P17" draw:layer="layout" svg:width="0.395cm" svg:height="0.708cm" svg:x="28.157cm" svg:y="43.549cm">
          <draw:text-box>
            <text:p text:style-name="P3"><text:span text:style-name="T18">e</text:span></text:p>
          </draw:text-box>
        </draw:frame>
        <draw:frame draw:style-name="gr26" draw:text-style-name="P18" draw:layer="layout" svg:width="0.534cm" svg:height="0.424cm" svg:x="28.493cm" svg:y="43.851cm">
          <draw:text-box>
            <text:p text:style-name="P3"><text:span text:style-name="T19">o</text:span></text:p>
          </draw:text-box>
        </draw:frame>
        <draw:frame draw:style-name="gr27" draw:text-style-name="P19" draw:layer="layout" svg:width="0.193cm" svg:height="0.424cm" svg:x="28.686cm" svg:y="43.833cm">
          <draw:text-box>
            <text:p text:style-name="P3"><text:span text:style-name="T20">'</text:span></text:p>
          </draw:text-box>
        </draw:frame>
        <draw:frame draw:style-name="gr28" draw:text-style-name="P20" draw:layer="layout" svg:width="0.736cm" svg:height="0.738cm" svg:x="9.853cm" svg:y="43.564cm">
          <draw:text-box>
            <text:p text:style-name="P3"><text:span text:style-name="T21">W</text:span></text:p>
          </draw:text-box>
        </draw:frame>
        <draw:frame draw:style-name="gr29" draw:text-style-name="P21" draw:layer="layout" svg:width="0.44cm" svg:height="0.44cm" svg:x="10.534cm" svg:y="43.394cm">
          <draw:text-box>
            <text:p text:style-name="P3"><text:span text:style-name="T22">†</text:span></text:p>
          </draw:text-box>
        </draw:frame>
        <draw:frame draw:style-name="gr30" draw:text-style-name="P22" draw:layer="layout" svg:width="0.736cm" svg:height="0.736cm" svg:x="10.862cm" svg:y="43.556cm">
          <draw:text-box>
            <text:p text:style-name="P3"><text:span text:style-name="T23">(</text:span></text:p>
          </draw:text-box>
        </draw:frame>
        <draw:frame draw:style-name="gr28" draw:text-style-name="P23" draw:layer="layout" svg:width="0.736cm" svg:height="0.738cm" svg:x="11.158cm" svg:y="43.564cm">
          <draw:text-box>
            <text:p text:style-name="P3"><text:span text:style-name="T24">o</text:span></text:p>
          </draw:text-box>
        </draw:frame>
        <draw:frame draw:style-name="gr31" draw:text-style-name="P24" draw:layer="layout" svg:width="0.44cm" svg:height="0.636cm" svg:x="11.442cm" svg:y="43.499cm">
          <draw:text-box>
            <text:p text:style-name="P3"><text:span text:style-name="T25">'</text:span></text:p>
          </draw:text-box>
        </draw:frame>
        <draw:frame draw:style-name="gr30" draw:text-style-name="P22" draw:layer="layout" svg:width="0.736cm" svg:height="0.736cm" svg:x="11.683cm" svg:y="43.556cm">
          <draw:text-box>
            <text:p text:style-name="P3"><text:span text:style-name="T23">−</text:span></text:p>
          </draw:text-box>
        </draw:frame>
        <draw:frame draw:style-name="gr28" draw:text-style-name="P23" draw:layer="layout" svg:width="0.736cm" svg:height="0.738cm" svg:x="12.297cm" svg:y="43.564cm">
          <draw:text-box>
            <text:p text:style-name="P3"><text:span text:style-name="T24">o</text:span></text:p>
          </draw:text-box>
        </draw:frame>
        <draw:frame draw:style-name="gr30" draw:text-style-name="P22" draw:layer="layout" svg:width="0.736cm" svg:height="0.736cm" svg:x="12.71cm" svg:y="43.556cm">
          <draw:text-box>
            <text:p text:style-name="P3"><text:span text:style-name="T23">)</text:span></text:p>
          </draw:text-box>
        </draw:frame>
        <draw:path draw:style-name="gr1" draw:text-style-name="P1" draw:layer="layout" svg:width="0.231cm" svg:height="0.505cm" svg:x="21.223cm" svg:y="36.117cm" svg:viewBox="0 0 232 506" svg:d="M0 506l26-256c8-73 14-123 24-149 12-35 26-60 47-75 19-17 42-26 68-26 18 0 35 8 47 19 12 10 20 24 20 42 0 14-4 30-9 45-8 23-29 71-63 146l-123 254z">
          <text:p/>
        </draw:path>
        <draw:frame draw:style-name="gr32" draw:text-style-name="P14" draw:layer="layout" svg:width="12.93cm" svg:height="1.957cm" svg:x="8.355cm" svg:y="35.744cm">
          <draw:text-box>
            <text:p text:style-name="P25"><text:span text:style-name="T26">(d) Replacing with </text:span><text:span text:style-name="T27">o</text:span></text:p>
          </draw:text-box>
        </draw:frame>
        <draw:path draw:style-name="gr1" draw:text-style-name="P1" draw:layer="layout" svg:width="0.231cm" svg:height="0.504cm" svg:x="21.023cm" svg:y="27.996cm" svg:viewBox="0 0 232 505" svg:d="M0 505l26-257c8-73 14-122 24-147 12-35 26-61 47-75 19-16 42-26 68-26 18 0 35 8 47 17 12 12 20 26 20 44 0 14-3 30-9 44-8 23-29 70-63 145l-123 255z">
          <text:p/>
        </draw:path>
        <draw:frame draw:style-name="gr33" draw:text-style-name="P14" draw:layer="layout" svg:width="11.587cm" svg:height="1.957cm" svg:x="8.439cm" svg:y="31.832cm">
          <draw:text-box>
            <text:p text:style-name="P25"><text:span text:style-name="T26">(c) </text:span><text:span text:style-name="T26">Replaci</text:span><text:span text:style-name="T26">ng with</text:span></text:p>
          </draw:text-box>
        </draw:frame>
        <draw:frame draw:style-name="gr34" draw:text-style-name="P14" draw:layer="layout" svg:width="12.659cm" svg:height="1.957cm" svg:x="8.352cm" svg:y="27.723cm">
          <draw:text-box>
            <text:p text:style-name="P25"><text:span text:style-name="T26">(b) Replacing with </text:span><text:span text:style-name="T27">s</text:span></text:p>
          </draw:text-box>
        </draw:frame>
        <draw:frame draw:style-name="gr35" draw:text-style-name="P14" draw:layer="layout" svg:width="6.801cm" svg:height="1.957cm" svg:x="8.434cm" svg:y="23.999cm">
          <draw:text-box>
            <text:p text:style-name="P25"><text:span text:style-name="T26">(a) </text:span><text:span text:style-name="T26">Adding</text:span></text:p>
          </draw:text-box>
        </draw:frame>
        <draw:frame draw:style-name="gr36" draw:text-style-name="P4" draw:layer="layout" svg:width="1.756cm" svg:height="1.758cm" svg:x="15.702cm" svg:y="24.388cm">
          <draw:text-box>
            <text:p text:style-name="P26"><text:span text:style-name="T28">W</text:span></text:p>
          </draw:text-box>
        </draw:frame>
        <draw:frame draw:style-name="gr37" draw:text-style-name="P27" draw:layer="layout" svg:width="1.054cm" svg:height="1.054cm" svg:x="17.225cm" svg:y="23.982cm">
          <draw:text-box>
            <text:p text:style-name="P3"><text:span text:style-name="T29">†</text:span></text:p>
          </draw:text-box>
        </draw:frame>
        <draw:frame draw:style-name="gr38" draw:text-style-name="P29" draw:layer="layout" svg:width="1.756cm" svg:height="1.756cm" svg:x="17.627cm" svg:y="24.373cm">
          <draw:text-box>
            <text:p text:style-name="P28"><text:span text:style-name="T30">(</text:span></text:p>
          </draw:text-box>
        </draw:frame>
        <draw:frame draw:style-name="gr36" draw:text-style-name="P4" draw:layer="layout" svg:width="1.756cm" svg:height="1.758cm" svg:x="18.233cm" svg:y="24.277cm">
          <draw:text-box>
            <text:p text:style-name="P26"><text:span text:style-name="T31">o</text:span></text:p>
          </draw:text-box>
        </draw:frame>
        <draw:frame draw:style-name="gr39" draw:text-style-name="P31" draw:layer="layout" svg:width="1.692cm" svg:height="1.695cm" svg:x="18.847cm" svg:y="24.291cm">
          <draw:text-box>
            <text:p text:style-name="P30"><text:span text:style-name="T32">'</text:span></text:p>
          </draw:text-box>
        </draw:frame>
        <draw:frame draw:style-name="gr38" draw:text-style-name="P29" draw:layer="layout" svg:width="1.756cm" svg:height="1.756cm" svg:x="19.189cm" svg:y="24.373cm">
          <draw:text-box>
            <text:p text:style-name="P28"><text:span text:style-name="T30">−</text:span></text:p>
          </draw:text-box>
        </draw:frame>
        <draw:frame draw:style-name="gr36" draw:text-style-name="P4" draw:layer="layout" svg:width="1.756cm" svg:height="1.758cm" svg:x="20.56cm" svg:y="24.277cm">
          <draw:text-box>
            <text:p text:style-name="P26"><text:span text:style-name="T31">o</text:span></text:p>
          </draw:text-box>
        </draw:frame>
        <draw:frame draw:style-name="gr40" draw:text-style-name="P29" draw:layer="layout" svg:width="0.795cm" svg:height="1.756cm" svg:x="21.441cm" svg:y="24.373cm">
          <draw:text-box>
            <text:p text:style-name="P28"><text:span text:style-name="T30">)</text:span></text:p>
          </draw:text-box>
        </draw:frame>
        <draw:frame draw:style-name="gr36" draw:text-style-name="P5" draw:layer="layout" svg:width="1.756cm" svg:height="1.758cm" svg:x="20.374cm" svg:y="32.162cm">
          <draw:text-box>
            <text:p text:style-name="P25"><text:span text:style-name="T33">e</text:span></text:p>
          </draw:text-box>
        </draw:frame>
        <draw:frame draw:style-name="gr41" draw:text-style-name="P32" draw:layer="layout" svg:width="1.054cm" svg:height="1.055cm" svg:x="21.01cm" svg:y="32.898cm">
          <draw:text-box>
            <text:p text:style-name="P3"><text:span text:style-name="T34">o</text:span></text:p>
          </draw:text-box>
        </draw:frame>
        <draw:frame draw:style-name="gr42" draw:text-style-name="P34" draw:layer="layout" svg:width="8.989cm" svg:height="1.406cm" svg:x="11.435cm" svg:y="25.7cm">
          <draw:text-box>
            <text:p text:style-name="P33"><text:span text:style-name="T35">(our intervention)</text:span></text:p>
          </draw:text-box>
        </draw:frame>
        <draw:frame draw:style-name="gr42" draw:text-style-name="P34" draw:layer="layout" svg:width="10.395cm" svg:height="1.406cm" svg:x="10.536cm" svg:y="29.2cm">
          <draw:text-box>
            <text:p text:style-name="P33"><text:span text:style-name="T35">(oracle intervention)</text:span></text:p>
          </draw:text-box>
        </draw:frame>
        <draw:frame draw:style-name="gr43" draw:text-style-name="P35" draw:layer="layout" svg:width="0.987cm" svg:height="1.271cm" svg:x="21.459cm" svg:y="32.872cm">
          <draw:text-box>
            <text:p text:style-name="P3"><text:span text:style-name="T36">'</text:span></text:p>
          </draw:text-box>
        </draw:frame>
        <draw:polygon draw:style-name="gr1" draw:text-style-name="P1" draw:layer="layout" svg:width="0cm" svg:height="0.123cm" svg:x="47.682cm" svg:y="40.082cm" svg:viewBox="0 0 0 124" draw:points="0,0 0,124">
          <text:p/>
        </draw:polygon>
        <draw:polygon draw:style-name="gr1" draw:text-style-name="P1" draw:layer="layout" svg:width="0.123cm" svg:height="0cm" svg:x="47.558cm" svg:y="37.949cm" svg:viewBox="0 0 124 0" draw:points="124,0 0,0">
          <text:p/>
        </draw:polygon>
        <draw:polygon draw:style-name="gr1" draw:text-style-name="P1" draw:layer="layout" svg:width="0.123cm" svg:height="0cm" svg:x="47.558cm" svg:y="34.615cm" svg:viewBox="0 0 124 0" draw:points="124,0 0,0">
          <text:p/>
        </draw:polygon>
        <draw:polygon draw:style-name="gr1" draw:text-style-name="P1" draw:layer="layout" svg:width="0.123cm" svg:height="0cm" svg:x="47.558cm" svg:y="31.281cm" svg:viewBox="0 0 124 0" draw:points="124,0 0,0">
          <text:p/>
        </draw:polygon>
        <draw:polygon draw:style-name="gr1" draw:text-style-name="P1" draw:layer="layout" svg:width="0.123cm" svg:height="0cm" svg:x="47.558cm" svg:y="27.947cm" svg:viewBox="0 0 124 0" draw:points="124,0 0,0">
          <text:p/>
        </draw:polygon>
        <draw:polygon draw:style-name="gr1" draw:text-style-name="P1" draw:layer="layout" svg:width="0.123cm" svg:height="0cm" svg:x="47.558cm" svg:y="24.614cm" svg:viewBox="0 0 124 0" draw:points="124,0 0,0">
          <text:p/>
        </draw:polygon>
        <draw:polygon draw:style-name="gr1" draw:text-style-name="P1" draw:layer="layout" svg:width="0cm" svg:height="0.123cm" svg:x="38.212cm" svg:y="40.023cm" svg:viewBox="0 0 0 124" draw:points="0,0 0,124">
          <text:p/>
        </draw:polygon>
        <draw:line draw:style-name="gr44" draw:text-style-name="P36" draw:layer="layout" svg:x1="40.068cm" svg:y1="27.832cm" svg:x2="47.688cm" svg:y2="27.832cm">
          <text:p/>
        </draw:line>
        <draw:polygon draw:style-name="gr1" draw:text-style-name="P1" draw:layer="layout" svg:width="0cm" svg:height="0.123cm" svg:x="42.166cm" svg:y="39.988cm" svg:viewBox="0 0 0 124" draw:points="0,0 0,124">
          <text:p/>
        </draw:polygon>
        <draw:polygon draw:style-name="gr1" draw:text-style-name="P1" draw:layer="layout" svg:width="0.123cm" svg:height="0cm" svg:x="41.742cm" svg:y="37.855cm" svg:viewBox="0 0 124 0" draw:points="124,0 0,0">
          <text:p/>
        </draw:polygon>
        <draw:polygon draw:style-name="gr1" draw:text-style-name="P1" draw:layer="layout" svg:width="0.123cm" svg:height="0cm" svg:x="45.742cm" svg:y="34.521cm" svg:viewBox="0 0 124 0" draw:points="124,0 0,0">
          <text:p/>
        </draw:polygon>
        <draw:frame draw:style-name="gr3" draw:text-style-name="P13" draw:layer="layout" svg:width="7.101cm" svg:height="1.758cm" svg:x="32.015cm" svg:y="36.992cm">
          <draw:text-box>
            <text:p text:style-name="P3"><text:span text:style-name="T1">(e) </text:span><text:span text:style-name="T37">Identity</text:span></text:p>
          </draw:text-box>
        </draw:frame>
        <draw:frame draw:style-name="gr45" draw:text-style-name="P13" draw:layer="layout" svg:width="11.343cm" svg:height="3.515cm" svg:x="31.988cm" svg:y="33.658cm">
          <draw:text-box>
            <text:p text:style-name="P3"><text:span text:style-name="T1">(d) </text:span><text:span text:style-name="T38">T</text:span><text:span text:style-name="T39">RANSLATION</text:span></text:p>
          </draw:text-box>
        </draw:frame>
        <draw:polygon draw:style-name="gr1" draw:text-style-name="P1" draw:layer="layout" svg:width="0.123cm" svg:height="0cm" svg:x="39.842cm" svg:y="27.854cm" svg:viewBox="0 0 124 0" draw:points="124,0 0,0">
          <text:p/>
        </draw:polygon>
        <draw:frame draw:style-name="gr46" draw:text-style-name="P14" draw:layer="layout" svg:width="13.083cm" svg:height="1.72cm" svg:x="31.997cm" svg:y="30.333cm">
          <draw:text-box>
            <text:p text:style-name="P3"><text:span text:style-name="T4">(c) </text:span><text:span text:style-name="T40">LinearRegression</text:span></text:p>
          </draw:text-box>
        </draw:frame>
        <draw:frame draw:style-name="gr47" draw:text-style-name="P6" draw:layer="layout" svg:width="13.83cm" svg:height="1.652cm" svg:x="31.888cm" svg:y="23.962cm">
          <draw:text-box>
            <text:p text:style-name="P3"><text:span text:style-name="T7">(a)</text:span><text:span text:style-name="T8"> </text:span><text:span text:style-name="T41">Our method,</text:span><text:span text:style-name="T7"> L</text:span><text:span text:style-name="T42">RE</text:span></text:p>
          </draw:text-box>
        </draw:frame>
        <draw:frame draw:style-name="gr7" draw:text-style-name="P7" draw:layer="layout" svg:width="1.65cm" svg:height="1.65cm" svg:x="45.469cm" svg:y="23.946cm">
          <draw:text-box>
            <text:p text:style-name="P3"><text:span text:style-name="T10">(</text:span></text:p>
          </draw:text-box>
        </draw:frame>
        <draw:frame draw:style-name="gr48" draw:text-style-name="P8" draw:layer="layout" svg:width="0.997cm" svg:height="1.694cm" svg:x="46.15cm" svg:y="23.862cm">
          <draw:text-box>
            <text:p text:style-name="P3"><text:span text:style-name="T11">s</text:span></text:p>
          </draw:text-box>
        </draw:frame>
        <draw:frame draw:style-name="gr49" draw:text-style-name="P6" draw:layer="layout" svg:width="6.477cm" svg:height="1.652cm" svg:x="31.961cm" svg:y="27.275cm">
          <draw:text-box>
            <text:p text:style-name="P3"><text:span text:style-name="T7">(b) L</text:span><text:span text:style-name="T42">RE</text:span></text:p>
          </draw:text-box>
        </draw:frame>
        <draw:frame draw:style-name="gr50" draw:text-style-name="P12" draw:layer="layout" svg:width="0.565cm" svg:height="1.65cm" svg:x="37.218cm" svg:y="27.259cm">
          <draw:text-box>
            <text:p text:style-name="P3"><text:span text:style-name="T10">(</text:span></text:p>
          </draw:text-box>
        </draw:frame>
        <draw:frame draw:style-name="gr10" draw:text-style-name="P9" draw:layer="layout" svg:width="1.65cm" svg:height="1.652cm" svg:x="37.878cm" svg:y="27.275cm">
          <draw:text-box>
            <text:p text:style-name="P3"><text:span text:style-name="T12">e</text:span></text:p>
          </draw:text-box>
        </draw:frame>
        <draw:frame draw:style-name="gr11" draw:text-style-name="P10" draw:layer="layout" svg:width="0.99cm" svg:height="0.992cm" svg:x="38.675cm" svg:y="28.093cm">
          <draw:text-box>
            <text:p text:style-name="P3"><text:span text:style-name="T13">s</text:span></text:p>
          </draw:text-box>
        </draw:frame>
        <draw:frame draw:style-name="gr51" draw:text-style-name="P12" draw:layer="layout" svg:width="0.634cm" svg:height="1.65cm" svg:x="39.092cm" svg:y="27.232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43.294cm" svg:y="33.946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43.875cm" svg:y="33.862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44.63cm" svg:y="33.946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39.194cm" svg:y="37.246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39.875cm" svg:y="37.162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40.622cm" svg:y="37.223cm">
          <draw:text-box>
            <text:p text:style-name="P3"><text:span text:style-name="T10">)</text:span></text:p>
          </draw:text-box>
        </draw:frame>
        <draw:line draw:style-name="gr52" draw:text-style-name="P36" draw:layer="layout" svg:x1="45.568cm" svg:y1="34.632cm" svg:x2="45.568cm" svg:y2="34.632cm">
          <text:p/>
        </draw:line>
        <draw:line draw:style-name="gr52" draw:text-style-name="P36" draw:layer="layout" svg:x1="45.569cm" svg:y1="34.632cm" svg:x2="45.569cm" svg:y2="34.632cm">
          <text:p/>
        </draw:line>
        <draw:line draw:style-name="gr44" draw:text-style-name="P36" draw:layer="layout" svg:x1="45.577cm" svg:y1="34.566cm" svg:x2="47.609cm" svg:y2="34.566cm">
          <text:p/>
        </draw:line>
        <draw:line draw:style-name="gr44" draw:text-style-name="P36" draw:layer="layout" svg:x1="41.669cm" svg:y1="37.832cm" svg:x2="47.511cm" svg:y2="37.832cm">
          <text:p/>
        </draw:line>
        <draw:frame draw:style-name="gr53" draw:text-style-name="P12" draw:layer="layout" svg:width="0.565cm" svg:height="1.65cm" svg:x="45.169cm" svg:y="30.505cm">
          <draw:text-box>
            <text:p text:style-name="P3"><text:span text:style-name="T10">(</text:span></text:p>
          </draw:text-box>
        </draw:frame>
        <draw:frame draw:style-name="gr48" draw:text-style-name="P8" draw:layer="layout" svg:width="0.997cm" svg:height="1.694cm" svg:x="45.851cm" svg:y="30.462cm">
          <draw:text-box>
            <text:p text:style-name="P3"><text:span text:style-name="T11">s</text:span></text:p>
          </draw:text-box>
        </draw:frame>
        <draw:frame draw:style-name="gr54" draw:text-style-name="P12" draw:layer="layout" svg:width="0.646cm" svg:height="1.65cm" svg:x="46.63cm" svg:y="30.505cm">
          <draw:text-box>
            <text:p text:style-name="P3"><text:span text:style-name="T10">)</text:span></text:p>
          </draw:text-box>
        </draw:frame>
        <draw:frame draw:style-name="gr54" draw:text-style-name="P12" draw:layer="layout" svg:width="0.646cm" svg:height="1.65cm" svg:x="46.93cm" svg:y="23.864cm">
          <draw:text-box>
            <text:p text:style-name="P3"><text:span text:style-name="T10">)</text:span></text:p>
          </draw:text-box>
        </draw:frame>
        <draw:polygon draw:style-name="gr1" draw:text-style-name="P1" draw:layer="layout" svg:width="0cm" svg:height="0.123cm" svg:x="72.309cm" svg:y="39.942cm" svg:viewBox="0 0 0 124" draw:points="0,0 0,124">
          <text:p/>
        </draw:polygon>
        <draw:polygon draw:style-name="gr1" draw:text-style-name="P1" draw:layer="layout" svg:width="0.123cm" svg:height="0cm" svg:x="72.185cm" svg:y="37.809cm" svg:viewBox="0 0 124 0" draw:points="124,0 0,0">
          <text:p/>
        </draw:polygon>
        <draw:polygon draw:style-name="gr1" draw:text-style-name="P1" draw:layer="layout" svg:width="0.123cm" svg:height="0cm" svg:x="72.185cm" svg:y="34.475cm" svg:viewBox="0 0 124 0" draw:points="124,0 0,0">
          <text:p/>
        </draw:polygon>
        <draw:polygon draw:style-name="gr1" draw:text-style-name="P1" draw:layer="layout" svg:width="0.123cm" svg:height="0cm" svg:x="72.185cm" svg:y="31.141cm" svg:viewBox="0 0 124 0" draw:points="124,0 0,0">
          <text:p/>
        </draw:polygon>
        <draw:polygon draw:style-name="gr1" draw:text-style-name="P1" draw:layer="layout" svg:width="0.123cm" svg:height="0cm" svg:x="72.185cm" svg:y="27.807cm" svg:viewBox="0 0 124 0" draw:points="124,0 0,0">
          <text:p/>
        </draw:polygon>
        <draw:polygon draw:style-name="gr1" draw:text-style-name="P1" draw:layer="layout" svg:width="0.123cm" svg:height="0cm" svg:x="72.185cm" svg:y="24.474cm" svg:viewBox="0 0 124 0" draw:points="124,0 0,0">
          <text:p/>
        </draw:polygon>
        <draw:polygon draw:style-name="gr1" draw:text-style-name="P1" draw:layer="layout" svg:width="0cm" svg:height="0.123cm" svg:x="62.839cm" svg:y="39.883cm" svg:viewBox="0 0 0 124" draw:points="0,0 0,124">
          <text:p/>
        </draw:polygon>
        <draw:line draw:style-name="gr44" draw:text-style-name="P36" draw:layer="layout" svg:x1="64.695cm" svg:y1="27.692cm" svg:x2="72.315cm" svg:y2="27.692cm">
          <text:p/>
        </draw:line>
        <draw:polygon draw:style-name="gr1" draw:text-style-name="P1" draw:layer="layout" svg:width="0cm" svg:height="0.123cm" svg:x="66.793cm" svg:y="39.848cm" svg:viewBox="0 0 0 124" draw:points="0,0 0,124">
          <text:p/>
        </draw:polygon>
        <draw:polygon draw:style-name="gr1" draw:text-style-name="P1" draw:layer="layout" svg:width="0.123cm" svg:height="0cm" svg:x="66.369cm" svg:y="37.715cm" svg:viewBox="0 0 124 0" draw:points="124,0 0,0">
          <text:p/>
        </draw:polygon>
        <draw:polygon draw:style-name="gr1" draw:text-style-name="P1" draw:layer="layout" svg:width="0.123cm" svg:height="0cm" svg:x="70.369cm" svg:y="34.381cm" svg:viewBox="0 0 124 0" draw:points="124,0 0,0">
          <text:p/>
        </draw:polygon>
        <draw:frame draw:style-name="gr55" draw:text-style-name="P13" draw:layer="layout" svg:width="4.942cm" svg:height="1.758cm" svg:x="58.742cm" svg:y="36.852cm">
          <draw:text-box>
            <text:p text:style-name="P3"><text:span text:style-name="T37">Identity</text:span></text:p>
          </draw:text-box>
        </draw:frame>
        <draw:frame draw:style-name="gr56" draw:text-style-name="P13" draw:layer="layout" svg:width="8.951cm" svg:height="2.026cm" svg:x="58.715cm" svg:y="33.518cm">
          <draw:text-box>
            <text:p text:style-name="P3"><text:span text:style-name="T38">T</text:span><text:span text:style-name="T39">RANSLATION</text:span></text:p>
          </draw:text-box>
        </draw:frame>
        <draw:polygon draw:style-name="gr1" draw:text-style-name="P1" draw:layer="layout" svg:width="0.123cm" svg:height="0cm" svg:x="64.469cm" svg:y="27.714cm" svg:viewBox="0 0 124 0" draw:points="124,0 0,0">
          <text:p/>
        </draw:polygon>
        <draw:frame draw:style-name="gr57" draw:text-style-name="P14" draw:layer="layout" svg:width="11.051cm" svg:height="1.72cm" svg:x="58.724cm" svg:y="30.093cm">
          <draw:text-box>
            <text:p text:style-name="P3"><text:span text:style-name="T40">LinearRegression</text:span></text:p>
          </draw:text-box>
        </draw:frame>
        <draw:frame draw:style-name="gr58" draw:text-style-name="P6" draw:layer="layout" svg:width="11.16cm" svg:height="1.652cm" svg:x="58.815cm" svg:y="23.822cm">
          <draw:text-box>
            <text:p text:style-name="P3"><text:span text:style-name="T41">Our method,</text:span><text:span text:style-name="T7"> L</text:span><text:span text:style-name="T42">RE</text:span></text:p>
          </draw:text-box>
        </draw:frame>
        <draw:frame draw:style-name="gr7" draw:text-style-name="P7" draw:layer="layout" svg:width="1.65cm" svg:height="1.65cm" svg:x="70.096cm" svg:y="23.806cm">
          <draw:text-box>
            <text:p text:style-name="P3"><text:span text:style-name="T10">(</text:span></text:p>
          </draw:text-box>
        </draw:frame>
        <draw:frame draw:style-name="gr48" draw:text-style-name="P8" draw:layer="layout" svg:width="0.997cm" svg:height="1.694cm" svg:x="70.777cm" svg:y="23.722cm">
          <draw:text-box>
            <text:p text:style-name="P3"><text:span text:style-name="T11">s</text:span></text:p>
          </draw:text-box>
        </draw:frame>
        <draw:frame draw:style-name="gr59" draw:text-style-name="P6" draw:layer="layout" svg:width="3.213cm" svg:height="1.652cm" svg:x="58.788cm" svg:y="27.135cm">
          <draw:text-box>
            <text:p text:style-name="P3"><text:span text:style-name="T7">L</text:span><text:span text:style-name="T42">RE</text:span></text:p>
          </draw:text-box>
        </draw:frame>
        <draw:frame draw:style-name="gr50" draw:text-style-name="P12" draw:layer="layout" svg:width="0.565cm" svg:height="1.65cm" svg:x="61.845cm" svg:y="27.119cm">
          <draw:text-box>
            <text:p text:style-name="P3"><text:span text:style-name="T10">(</text:span></text:p>
          </draw:text-box>
        </draw:frame>
        <draw:frame draw:style-name="gr10" draw:text-style-name="P9" draw:layer="layout" svg:width="1.65cm" svg:height="1.652cm" svg:x="62.505cm" svg:y="27.135cm">
          <draw:text-box>
            <text:p text:style-name="P3"><text:span text:style-name="T12">e</text:span></text:p>
          </draw:text-box>
        </draw:frame>
        <draw:frame draw:style-name="gr11" draw:text-style-name="P10" draw:layer="layout" svg:width="0.99cm" svg:height="0.992cm" svg:x="63.302cm" svg:y="27.953cm">
          <draw:text-box>
            <text:p text:style-name="P3"><text:span text:style-name="T13">s</text:span></text:p>
          </draw:text-box>
        </draw:frame>
        <draw:frame draw:style-name="gr51" draw:text-style-name="P12" draw:layer="layout" svg:width="0.634cm" svg:height="1.65cm" svg:x="63.719cm" svg:y="27.092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67.921cm" svg:y="33.806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68.502cm" svg:y="33.722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69.257cm" svg:y="33.806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63.821cm" svg:y="37.106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64.502cm" svg:y="37.022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65.249cm" svg:y="37.083cm">
          <draw:text-box>
            <text:p text:style-name="P3"><text:span text:style-name="T10">)</text:span></text:p>
          </draw:text-box>
        </draw:frame>
        <draw:line draw:style-name="gr52" draw:text-style-name="P36" draw:layer="layout" svg:x1="70.195cm" svg:y1="34.492cm" svg:x2="70.195cm" svg:y2="34.492cm">
          <text:p/>
        </draw:line>
        <draw:line draw:style-name="gr52" draw:text-style-name="P36" draw:layer="layout" svg:x1="70.196cm" svg:y1="34.492cm" svg:x2="70.196cm" svg:y2="34.492cm">
          <text:p/>
        </draw:line>
        <draw:line draw:style-name="gr44" draw:text-style-name="P36" draw:layer="layout" svg:x1="70.204cm" svg:y1="34.426cm" svg:x2="72.236cm" svg:y2="34.426cm">
          <text:p/>
        </draw:line>
        <draw:line draw:style-name="gr44" draw:text-style-name="P36" draw:layer="layout" svg:x1="66.296cm" svg:y1="37.692cm" svg:x2="72.138cm" svg:y2="37.692cm">
          <text:p/>
        </draw:line>
        <draw:frame draw:style-name="gr53" draw:text-style-name="P12" draw:layer="layout" svg:width="0.565cm" svg:height="1.65cm" svg:x="69.796cm" svg:y="30.365cm">
          <draw:text-box>
            <text:p text:style-name="P3"><text:span text:style-name="T10">(</text:span></text:p>
          </draw:text-box>
        </draw:frame>
        <draw:frame draw:style-name="gr48" draw:text-style-name="P8" draw:layer="layout" svg:width="0.997cm" svg:height="1.694cm" svg:x="70.478cm" svg:y="30.322cm">
          <draw:text-box>
            <text:p text:style-name="P3"><text:span text:style-name="T11">s</text:span></text:p>
          </draw:text-box>
        </draw:frame>
        <draw:frame draw:style-name="gr54" draw:text-style-name="P12" draw:layer="layout" svg:width="0.646cm" svg:height="1.65cm" svg:x="71.257cm" svg:y="30.365cm">
          <draw:text-box>
            <text:p text:style-name="P3"><text:span text:style-name="T10">)</text:span></text:p>
          </draw:text-box>
        </draw:frame>
        <draw:frame draw:style-name="gr54" draw:text-style-name="P12" draw:layer="layout" svg:width="0.646cm" svg:height="1.65cm" svg:x="71.557cm" svg:y="23.724cm">
          <draw:text-box>
            <text:p text:style-name="P3"><text:span text:style-name="T10">)</text:span></text:p>
          </draw:text-box>
        </draw:frame>
        <draw:polygon draw:style-name="gr1" draw:text-style-name="P1" draw:layer="layout" svg:width="0.123cm" svg:height="0cm" svg:x="72.186cm" svg:y="18.434cm" svg:viewBox="0 0 124 0" draw:points="124,0 0,0">
          <text:p/>
        </draw:polygon>
        <draw:frame draw:style-name="gr7" draw:text-style-name="P7" draw:layer="layout" svg:width="1.65cm" svg:height="1.65cm" svg:x="70.097cm" svg:y="17.766cm">
          <draw:text-box>
            <text:p text:style-name="P3"><text:span text:style-name="T10">(</text:span></text:p>
          </draw:text-box>
        </draw:frame>
        <draw:frame draw:style-name="gr48" draw:text-style-name="P8" draw:layer="layout" svg:width="0.997cm" svg:height="1.694cm" svg:x="70.778cm" svg:y="17.682cm">
          <draw:text-box>
            <text:p text:style-name="P3"><text:span text:style-name="T11">s</text:span></text:p>
          </draw:text-box>
        </draw:frame>
        <draw:frame draw:style-name="gr54" draw:text-style-name="P12" draw:layer="layout" svg:width="0.646cm" svg:height="1.65cm" svg:x="71.558cm" svg:y="17.684cm">
          <draw:text-box>
            <text:p text:style-name="P3"><text:span text:style-name="T10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1" svg:font-family="NimbusRoman"/>
    <style:font-face style:name="OpenSymbol" svg:font-family="OpenSymbol"/>
    <style:font-face style:name="Times New Roman1" svg:font-family="'Times New Roman'"/>
    <style:font-face style:name="TimesNewRoman1" svg:font-family="TimesNewRoman"/>
    <style:font-face style:name="Liberation Sans1" svg:font-family="'Liberation Sans'" style:font-pitch="variable"/>
    <style:font-face style:name="Lohit Devanagari1" svg:font-family="'Lohit Devanagari'" style:font-pitch="variable"/>
    <style:font-face style:name="NimbusRoman" svg:font-family="NimbusRoman" style:font-pitch="variable"/>
    <style:font-face style:name="OpenSymbol1" svg:font-family="OpenSymbol" style:font-pitch="variable"/>
    <style:font-face style:name="Times New Roman2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stroke-dash34" draw:style="rect" draw:dots1="1" draw:dots1-length="0.13cm" draw:distance="0.05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2.87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3T15:48:41.240598873</meta:creation-date>
    <meta:generator>LibreOffice/6.4.7.2$Linux_X86_64 LibreOffice_project/40$Build-2</meta:generator>
    <dc:date>2023-08-17T12:48:38.999793216</dc:date>
    <meta:editing-duration>PT4H16M29S</meta:editing-duration>
    <meta:editing-cycles>5</meta:editing-cycles>
    <meta:document-statistic meta:object-count="178"/>
  </office:meta>
</office:document-meta>
</file>